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avid CLM" svg:font-family="'David CLM'" style:font-pitch="variable"/>
    <style:font-face style:name="Ezra SIL" svg:font-family="'Ezra SIL'" style:font-pitch="variable"/>
    <style:font-face style:name="Frank Ruehl CLM" svg:font-family="'Frank Ruehl CLM'" style:font-pitch="variable"/>
    <style:font-face style:name="Keter YG" svg:font-family="'Keter Y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130d" officeooo:paragraph-rsid="001a130d" style:font-size-asian="16pt" style:font-name-complex="Keter YG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חקירה של ביצועים קבוצתיים</text:p>
      <text:p text:style-name="P1"><text:s/>וסינכרון פיזיוליגי</text:p>
      <text:p text:style-name="P1"><text:s/>בעזרת למידה עמוקה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avid CLM" svg:font-family="'David CLM'" style:font-pitch="variable"/>
    <style:font-face style:name="Ezra SIL" svg:font-family="'Ezra SIL'" style:font-pitch="variable"/>
    <style:font-face style:name="Frank Ruehl CLM" svg:font-family="'Frank Ruehl CLM'" style:font-pitch="variable"/>
    <style:font-face style:name="Keter YG" svg:font-family="'Keter Y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9T19:49:07.422691007</meta:creation-date>
    <dc:date>2020-06-30T09:24:39.306903742</dc:date>
    <meta:editing-duration>PT13H25M21S</meta:editing-duration>
    <meta:editing-cycles>1</meta:editing-cycles>
    <meta:document-statistic meta:table-count="0" meta:image-count="0" meta:object-count="0" meta:page-count="1" meta:paragraph-count="3" meta:word-count="9" meta:character-count="62" meta:non-whitespace-character-count="54"/>
    <meta:generator>LibreOffice/6.3.5.2$Linux_X86_64 LibreOffice_project/30$Build-2</meta:generator>
  </office:meta>
</office:document-meta>
</file>